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25cm" fo:min-width="3.437cm"/>
    </style:style>
    <style:style style:name="gr2" style:family="graphic" style:parent-style-name="standard">
      <style:graphic-properties draw:stroke="none" svg:stroke-color="#000000" draw:fill="none" draw:fill-color="#ffffff" fo:min-height="1.655cm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3.175cm" svg:x="5.064cm" svg:y="6.207cm">
          <text:p text:style-name="P1">User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6.985cm" svg:height="1.905cm" svg:x="5.445cm" svg:y="1.889cm">
          <draw:text-box>
            <text:p>Modules</text:p>
          </draw:text-box>
        </draw:frame>
        <draw:custom-shape draw:style-name="gr1" draw:text-style-name="P1" draw:layer="layout" svg:width="3.937cm" svg:height="3.175cm" svg:x="3.794cm" svg:y="11.795cm">
          <text:p text:style-name="P1">Service </text:p>
          <text:p text:style-name="P1">Provi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937cm" svg:height="3.175cm" svg:x="10.398cm" svg:y="13.7cm">
          <text:p text:style-name="P1">Diagnostic</text:p>
          <text:p text:style-name="P1">Report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frame draw:style-name="gr3" draw:text-style-name="P2" draw:layer="layout" svg:width="11.938cm" svg:height="2.54cm" svg:x="4.683cm" svg:y="2.27cm">
          <draw:text-box>
            <text:p>Workflow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9T16:58:48.657822430</meta:creation-date>
    <meta:editing-duration>P3DT5H41M44S</meta:editing-duration>
    <meta:editing-cycles>2</meta:editing-cycles>
    <meta:generator>LibreOffice/6.1.6.3$Linux_X86_64 LibreOffice_project/10$Build-3</meta:generator>
    <dc:date>2019-08-22T22:56:19.932584512</dc:date>
    <meta:document-statistic meta:object-count="5"/>
  </office:meta>
</office:document-meta>
</file>